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C100000121F2E6E4D077E0658B.png" manifest:media-type="image/png"/>
  <manifest:file-entry manifest:full-path="Pictures/1000020100000555000004C0378C82BC613E0181.png" manifest:media-type="image/png"/>
  <manifest:file-entry manifest:full-path="Pictures/10004C390001289F0000319CE9EEC7E2BC2FF9D9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Oswald1" svg:font-family="Oswald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8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4.574cm"/>
    </style:style>
    <style:style style:name="gr6" style:family="graphic" style:parent-style-name="standard">
      <style:graphic-properties svg:stroke-width="0.05cm" svg:stroke-color="#de6400" draw:marker-start-width="0.355cm" draw:marker-end-width="0.355cm" draw:opacity="0%" draw:textarea-horizontal-align="justify" draw:textarea-vertical-align="middle" draw:auto-grow-height="false" fo:min-height="0.671cm" fo:min-width="0.478cm" fo:padding-top="0.15cm" fo:padding-bottom="0.15cm" fo:padding-left="0.275cm" fo:padding-right="0.275cm" draw:shadow-opacity="0%"/>
    </style:style>
    <style:style style:name="gr7" style:family="graphic" style:parent-style-name="objectwithoutfill">
      <style:graphic-properties svg:stroke-width="0.05cm" svg:stroke-color="#de64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de6400" draw:marker-start-width="0.355cm" draw:marker-end-width="0.355cm" draw:opacity="0%" draw:textarea-horizontal-align="justify" draw:textarea-vertical-align="middle" draw:auto-grow-height="false" fo:min-height="0.614cm" fo:min-width="0.78cm" fo:padding-top="0.15cm" fo:padding-bottom="0.15cm" fo:padding-left="0.275cm" fo:padding-right="0.275cm" draw:shadow-opacity="0%"/>
    </style:style>
    <style:style style:name="gr9" style:family="graphic" style:parent-style-name="standard">
      <style:graphic-properties svg:stroke-width="0.05cm" svg:stroke-color="#de6400" draw:marker-start-width="0.355cm" draw:marker-end-width="0.355cm" draw:opacity="0%" draw:textarea-horizontal-align="justify" draw:textarea-vertical-align="middle" draw:auto-grow-height="false" fo:min-height="1.067cm" fo:min-width="0.444cm" fo:padding-top="0.15cm" fo:padding-bottom="0.15cm" fo:padding-left="0.275cm" fo:padding-right="0.275cm" draw:shadow-opacity="0%"/>
    </style:style>
    <style:style style:name="gr10" style:family="graphic" style:parent-style-name="standard">
      <style:graphic-properties svg:stroke-width="0.05cm" svg:stroke-color="#de6400" draw:marker-start-width="0.355cm" draw:marker-end-width="0.355cm" draw:opacity="0%" draw:textarea-horizontal-align="justify" draw:textarea-vertical-align="middle" draw:auto-grow-height="false" fo:min-height="1.422cm" fo:min-width="1.817cm" fo:padding-top="0.15cm" fo:padding-bottom="0.15cm" fo:padding-left="0.275cm" fo:padding-right="0.275cm" draw:shadow-opacity="0%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text-transform="uppercase" fo:color="#ffffff" style:font-name="Oswald1" fo:font-size="36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style:font-name="Open Sans" fo:font-size="22pt" style:font-size-asian="18pt" style:font-size-complex="18pt"/>
    </style:style>
    <style:style style:name="P7" style:family="paragraph">
      <loext:graphic-properties draw:fill="none" draw:fill-color="#ffffff"/>
      <style:text-properties fo:color="#de6400" style:font-name="Open Sans" fo:font-size="36pt" fo:font-weight="bold" style:font-size-asian="15pt" style:font-size-complex="15pt"/>
    </style:style>
    <style:style style:name="P8" style:family="paragraph">
      <loext:graphic-properties draw:opacity="0%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text-transform="uppercase" fo:color="#ffffff" style:font-name="Oswald1" fo:font-size="36pt" style:font-size-asian="18pt" style:font-size-complex="18pt"/>
    </style:style>
    <style:style style:name="T2" style:family="text">
      <style:text-properties style:font-name="Open Sans" fo:font-size="22pt" style:font-size-asian="18pt" style:font-size-complex="18pt"/>
    </style:style>
    <style:style style:name="T3" style:family="text">
      <style:text-properties fo:color="#de6400" style:font-name="Open Sans" fo:font-size="28pt" fo:font-weight="bold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427cm" svg:height="15.525cm" svg:x="5.287cm" svg:y="5.075cm">
          <draw:image xlink:href="Pictures/1000020100000555000004C0378C82BC613E0181.png" xlink:type="simple" xlink:show="embed" xlink:actuate="onLoad" loext:mime-type="image/png">
            <text:p/>
          </draw:image>
        </draw:frame>
        <draw:frame draw:name="logo-text-white.svg" draw:style-name="gr2" draw:text-style-name="P2" draw:layer="layout" svg:width="10.764cm" svg:height="1.8cm" svg:x="0.534cm" svg:y="0.7cm">
          <draw:image xlink:href="Pictures/10004C390001289F0000319CE9EEC7E2BC2FF9D9.svg" xlink:type="simple" xlink:show="embed" xlink:actuate="onLoad" loext:mime-type="image/svg+xml">
            <text:p/>
          </draw:image>
          <draw:image xlink:href="Pictures/10000201000006C100000121F2E6E4D077E0658B.png" xlink:type="simple" xlink:show="embed" xlink:actuate="onLoad" loext:mime-type="image/png"/>
        </draw:frame>
        <draw:frame draw:style-name="gr3" draw:text-style-name="P4" draw:layer="layout" svg:width="10.6cm" svg:height="2.135cm" svg:x="17cm" svg:y="0.4cm">
          <draw:text-box>
            <text:p text:style-name="P3"><text:span text:style-name="T1">SR2020 Kickstart</text:span></text:p>
          </draw:text-box>
        </draw:frame>
        <draw:frame draw:style-name="gr4" draw:text-style-name="P6" draw:layer="layout" svg:width="21.9cm" svg:height="1.31cm" svg:x="3.05cm" svg:y="3.4cm">
          <draw:text-box>
            <text:p text:style-name="P5"><text:span text:style-name="T2">For </text:span><text:span text:style-name="T2">directions </text:span><text:span text:style-name="T2">to get to </text:span><text:span text:style-name="T2">campus </text:span><text:span text:style-name="T2">see: </text:span><text:span text:style-name="T2"><text:a xlink:href="https://goo.gl/MGrBup" xlink:type="simple">https://goo.gl/MGrBup</text:a></text:span></text:p>
          </draw:text-box>
        </draw:frame>
        <draw:frame draw:style-name="gr5" draw:text-style-name="P7" xml:id="id1" draw:id="id1" draw:layer="layout" svg:width="5.154cm" svg:height="1.593cm" svg:x="16.8cm" svg:y="10.707cm">
          <draw:text-box>
            <text:p><text:span text:style-name="T3">Intro talk</text:span></text:p>
          </draw:text-box>
        </draw:frame>
        <draw:custom-shape draw:style-name="gr6" draw:text-style-name="P8" xml:id="id2" draw:id="id2" draw:layer="layout" svg:width="1.454cm" svg:height="1.373cm" draw:transform="rotate (0.112748269678834) translate (16.8cm 13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9.377cm" svg:y1="12.3cm" svg:x2="18.322cm" svg:y2="13.717cm" draw:start-shape="id1" draw:end-shape="id2" draw:end-glue-point="10" svg:d="M19377 12300c0 945-351 1417-1055 1417" svg:viewBox="0 0 1056 1418">
          <text:p/>
        </draw:connector>
        <draw:connector draw:style-name="gr7" draw:text-style-name="P2" draw:layer="layout" draw:type="curve" svg:x1="19.39cm" svg:y1="12.291cm" svg:x2="18.344cm" svg:y2="13.775cm" svg:d="M19390 12291c0 990-348 1484-1046 1484" svg:viewBox="0 0 1047 1485">
          <text:p/>
        </draw:connector>
        <draw:frame draw:style-name="gr5" draw:text-style-name="P7" xml:id="id3" draw:id="id3" draw:layer="layout" svg:width="5.074cm" svg:height="1.593cm" svg:x="11.246cm" svg:y="4.607cm">
          <draw:text-box>
            <text:p><text:span text:style-name="T3">Parking</text:span></text:p>
          </draw:text-box>
        </draw:frame>
        <draw:connector draw:style-name="gr7" draw:text-style-name="P2" draw:layer="layout" draw:type="curve" svg:x1="13.783cm" svg:y1="6.2cm" svg:x2="12.867cm" svg:y2="7.713cm" draw:start-shape="id3" draw:start-glue-point="2" draw:end-shape="id4" draw:end-glue-point="11" svg:d="M13783 6200c0 1026-916 270-916 1513" svg:viewBox="0 0 917 1514">
          <text:p/>
        </draw:connector>
        <draw:custom-shape draw:style-name="gr8" draw:text-style-name="P8" xml:id="id4" draw:id="id4" draw:layer="layout" svg:width="1.88cm" svg:height="1.292cm" draw:transform="rotate (0.112748269678834) translate (11.252cm 7.7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5" draw:id="id5" draw:layer="layout" svg:width="1.406cm" svg:height="1.933cm" draw:transform="rotate (0.112748269678834) translate (13.4cm 7.7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3.783cm" svg:y1="6.2cm" svg:x2="14.097cm" svg:y2="7.688cm" draw:start-shape="id3" draw:start-glue-point="2" draw:end-shape="id5" draw:end-glue-point="4" svg:d="M13783 6200c0 1095 314 351 314 1488" svg:viewBox="0 0 315 1489">
          <text:p/>
        </draw:connector>
        <draw:custom-shape draw:style-name="gr10" draw:text-style-name="P8" xml:id="id6" draw:id="id6" draw:layer="layout" svg:width="3.347cm" svg:height="2.434cm" draw:transform="rotate (0.112748269678834) translate (15.2cm 6.5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3.783cm" svg:y1="6.2cm" svg:x2="15.726cm" svg:y2="6.855cm" draw:start-shape="id3" draw:start-glue-point="2" draw:end-shape="id6" draw:end-glue-point="5" svg:d="M13783 6200c0 437 647 655 1943 655" svg:viewBox="0 0 1944 656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Oswald1" svg:font-family="Oswald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270ed" draw:marker-start-width="0.2cm" draw:marker-start-center="false" draw:marker-end-width="0.2cm" draw:marker-end-center="false" draw:fill="solid" draw:fill-color="#3270ed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0-14T13:32:24.330806774</meta:creation-date>
    <dc:date>2019-10-18T21:49:41.929872522</dc:date>
    <meta:editing-duration>PT29M6S</meta:editing-duration>
    <meta:editing-cycles>5</meta:editing-cycles>
    <meta:generator>LibreOffice/6.3.2.2$Linux_X86_64 LibreOffice_project/30$Build-2</meta:generator>
    <meta:document-statistic meta:object-count="39"/>
  </office:meta>
</office:document-meta>
</file>